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Základnítext" style:family="paragraph">
      <style:text-properties fo:color="#000000"/>
    </style:style>
    <style:style style:name="P19" style:parent-style-name="Základnítext" style:family="paragraph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instruk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instrukce" style:family="text">
      <style:text-properties fo:color="#000000"/>
    </style:style>
    <style:style style:name="T25" style:parent-style-name="instruk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P28" style:parent-style-name="podpis" style:family="paragraph">
      <style:paragraph-properties fo:margin-top="0.3333in"/>
      <style:text-properties fo:color="#000000"/>
    </style:style>
    <style:style style:name="P29" style:parent-style-name="podpis" style:family="paragraph">
      <style:text-properties fo:color="#000000"/>
    </style:style>
    <style:style style:name="P30" style:parent-style-name="podpis" style:family="paragraph">
      <style:text-properties fo:color="#000000"/>
    </style:style>
    <style:style style:name="P31" style:parent-style-name="Normální" style:family="paragraph">
      <style:text-properties fo:color="#000000"/>
    </style:style>
    <style:style style:name="P32" style:parent-style-name="Normální" style:family="paragraph">
      <style:text-properties fo:color="#000000"/>
    </style:style>
    <style:style style:name="P33" style:parent-style-name="Normální" style:family="paragraph">
      <style:text-properties fo:color="#000000"/>
    </style:style>
    <style:style style:name="P34" style:parent-style-name="Normální" style:family="paragraph">
      <style:text-properties fo:color="#000000"/>
    </style:style>
    <style:style style:name="P35" style:parent-style-name="Normální" style:family="paragraph">
      <style:text-properties fo:color="#000000"/>
    </style:style>
    <style:style style:name="P36" style:parent-style-name="Příloha" style:family="paragraph">
      <style:text-properties fo:color="#000000"/>
    </style:style>
    <style:style style:name="P37" style:parent-style-name="Příloha" style:family="paragraph">
      <style:text-properties fo:font-size="12pt" style:font-size-asian="12pt" style:font-size-complex="13pt"/>
    </style:style>
    <style:style style:name="T38" style:parent-style-name="instrukce" style:family="text">
      <style:text-properties fo:color="#000000"/>
    </style:style>
    <style:style style:name="T39" style:parent-style-name="instrukce" style:family="text">
      <style:text-properties fo:color="#000000"/>
    </style:style>
    <style:style style:name="T40" style:parent-style-name="Standardnípísmoodstav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1/2024</text:p>
            <text:p text:style-name="Normální">KVOP-35992/2024</text:p>
            <text:p text:style-name="Normální">10. 09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á paní</text:p>
            <text:p text:style-name="Normální">H. F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</table:table-cell>
        </table:table-row>
      </table:table>
      <text:h text:style-name="Nadpis1" text:outline-level="1">Sdělení<text:s/>o poskytnutí informace a rozhodnutí o částečném odmítnutí žádosti</text:h>
      <text:h text:style-name="Nadpis1" text:outline-level="1">Sdělení o vyřízení žádosti o informace</text:h>
      <text:h text:style-name="Nadpis1" text:outline-level="1">podle zákona č. 106/1999 Sb., o svobodném přístupu k informacím</text:h>
      <text:p text:style-name="P18"/>
      <text:p text:style-name="P19">Vážená paní F.,</text:p>
      <text:p text:style-name="Základnítext"><text:span text:style-name="T20">dne<text:s/></text:span><text:span text:style-name="T21">5. 9. 2024<text:s/></text:span><text:span text:style-name="T22">obdržela Kancelář veřejného ochránce práv Vaši žá</text:span><text:span text:style-name="T23">dost o informace. Žádáte o poskytnutí kasační stížnosti veřejného ochránce práv ve věci stavby označované jako „Šantovka Tower“ a dále usnesení Krajského soudu v Ostravě, pobočka Olomouc, proti němuž ochránce kasační stížnost podal.</text:span></text:p>
      <text:p text:style-name="Základnítext"><text:span text:style-name="T24">V příloze Vám požadovan</text:span><text:span text:style-name="T25">é informace zasílám.</text:span></text:p>
      <text:p text:style-name="Základnítext"><text:span text:style-name="T26">Pro úplnost uvádím, že Vámi požadované informace jsou dostupné také zde:<text:s/></text:span><text:a xlink:href="https://www.ochrance.cz/aktualne/o_planovane_stavbe_santovka_tower_v_olomouci_bude_podruhe_rozhodovat_nejvyssi_spravni_soud_ombudsman_podal_kasacni_stiznost/" office:target-frame-name="_top" xlink:show="replace"><text:span text:style-name="Hypertextovýodkaz">https://www.ochrance.cz/aktualne/o_planovane_stavbe_santovka_tower_v_olomouci_bude_podruhe_rozhodovat_nejvyssi_spravni_soud_ombudsman_podal_kasacni_stiznost/</text:span></text:a><text:span text:style-name="T27"><text:s/>.</text:span></text:p>
      <text:p text:style-name="Základnítext">S pozdravem</text:p>
      <text:p text:style-name="Základnítext"/>
      <text:p text:style-name="Základnítext"/>
      <text:p text:style-name="P28">JUDr. Pavel Pořízek, Ph.D. v. r.</text:p>
      <text:p text:style-name="P29">vedoucí Kanceláře veřejného ochránce<text:s/>práv</text:p>
      <text:p text:style-name="P30">(podepsáno elektronicky)</text:p>
      <text:p text:style-name="P31"/>
      <text:p text:style-name="P32"/>
      <text:p text:style-name="P33"/>
      <text:p text:style-name="P34"/>
      <text:p text:style-name="P35"/>
      <text:p text:style-name="P36"/>
      <text:p text:style-name="P37">Přílohy</text:p>
      <text:p text:style-name="Normální"><text:span text:style-name="T38">Kasační stížnost veřejného ochránce práv ze dne 3. 7. 2024</text:span></text:p>
      <text:soft-page-break/>
      <text:p text:style-name="Normální"><text:span text:style-name="T39">Usnesení<text:s/></text:span><text:span text:style-name="T40">Krajského soudu v Ostravě, pobočka Olomouc, ze dne 20. 3. 2024, č.j.</text:span><text:s/>65 A 18/2020-55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S90Y*</text:span></text:p>
        <text:p text:style-name="P12"><text:span text:style-name="T13">KVOPX00ES90Y</text:span>KVOPX00ES90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1-29T11:05:00Z</meta:creation-date>
    <dc:date>2024-11-29T11:0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2" meta:word-count="194" meta:character-count="1341" meta:row-count="9" meta:non-whitespace-character-count="1149"/>
  </office:meta>
</office:document-meta>
</file>